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CIÓN <text:s/>DEL <text:s/>MICROPROCESADOR</text:p>
      <text:p text:style-name="Standard"/>
      <text:p text:style-name="Standard"/>
      <text:p text:style-name="P2"><text:tab/>Para manipular, montar y desmontar el microprocesador deben tenerse en cuenta las siguientes consideraciones:</text:p>
      <text:p text:style-name="P2"/>
      <text:list xml:id="list1572742642" text:style-name="L1">
        <text:list-item>
          <text:list>
            <text:list-item>
              <text:p text:style-name="P4">Seguir todas las normas de manipulación del ordenador teniendo especial cuidado con las relativas a la electricidad estática. La mayor parte de los componentes de la placa base son muy sensibles a este tipo de electricidad y el mero hecho de tocar un chip con el dedo o con un destornillador imantado puede causar su deterioro irreversible.</text:p>
            </text:list-item>
          </text:list>
        </text:list-item>
      </text:list>
      <text:p text:style-name="P2"/>
      <text:list xml:id="list989906717" text:continue-numbering="true" text:style-name="L1">
        <text:list-item>
          <text:list>
            <text:list-item>
              <text:p text:style-name="P4">Dado que el micro es un elemento insertado en la placa base, deberán seguirse todas las normas de manipulación de la placa base. Disponer de un tapete aislante sobre el que depositar las piezas.</text:p>
            </text:list-item>
          </text:list>
        </text:list-item>
      </text:list>
      <text:p text:style-name="P2"/>
      <text:list xml:id="list1221587665" text:continue-numbering="true" text:style-name="L1">
        <text:list-item>
          <text:list>
            <text:list-item>
              <text:p text:style-name="P4">Averiguar el funcionamiento del sistema de anclaje del ventilador al disipador para no forzar ninguno de sus elementos de sujeción. Retirar en primer lugar el ventilador.</text:p>
            </text:list-item>
          </text:list>
        </text:list-item>
      </text:list>
      <text:p text:style-name="P2"/>
      <text:list xml:id="list1615091873" text:continue-numbering="true" text:style-name="L1">
        <text:list-item>
          <text:list>
            <text:list-item>
              <text:p text:style-name="P4">Despegar y retirar con suavidad el disipador del microprocesador teniendo en cuenta que no debe tocarse el micro excepto para retirarlo de la placa base y cogiéndolo por sus cantos. El disipador se despega mejor si antes de proceder a su desmontaje se ha encendido unos minutos el ordenador y tanto micro como disipador han cogido un poco de temperatura.</text:p>
            </text:list-item>
          </text:list>
        </text:list-item>
      </text:list>
      <text:p text:style-name="P2"/>
      <text:list xml:id="list902849634" text:continue-numbering="true" text:style-name="L1">
        <text:list-item>
          <text:list>
            <text:list-item>
              <text:p text:style-name="P4">Desbloquear el micro levantando suavemente la palanca que lo mantiene presionado contra la placa base.</text:p>
            </text:list-item>
          </text:list>
        </text:list-item>
      </text:list>
      <text:p text:style-name="P2"/>
      <text:list xml:id="list647904762" text:continue-numbering="true" text:style-name="L1">
        <text:list-item>
          <text:list>
            <text:list-item>
              <text:p text:style-name="P4">Limpiar exhaustivamente el micro y el disipador con un paño humedecido en alcohol o acetona.</text:p>
            </text:list-item>
          </text:list>
        </text:list-item>
      </text:list>
      <text:p text:style-name="P2"/>
      <text:list xml:id="list513355341" text:continue-numbering="true" text:style-name="L1">
        <text:list-item>
          <text:list>
            <text:list-item>
              <text:p text:style-name="P4">Coger la CPU por los cantos y no tocar los pines. Para insertarla hacer coincidir las marcas del micro (punto, esquina cortada, …) con las del zócalo, asegurarse de que todos los pines entran suave y completamente y cerrar la palanca del zócalo.</text:p>
            </text:list-item>
          </text:list>
        </text:list-item>
      </text:list>
      <text:p text:style-name="P2"/>
      <text:list xml:id="list1361577668" text:continue-numbering="true" text:style-name="L1">
        <text:list-item>
          <text:list>
            <text:list-item>
              <text:p text:style-name="P4">Extender sobre la superficie de contacto del micro con el disipador una capa de pasta térmica lo más fina posible pero que cubra totalmente dicha superficie.</text:p>
            </text:list-item>
          </text:list>
        </text:list-item>
      </text:list>
      <text:p text:style-name="P2"/>
      <text:list xml:id="list748559405" text:continue-numbering="true" text:style-name="L1">
        <text:list-item>
          <text:list>
            <text:list-item>
              <text:p text:style-name="P4">Puede lubricarse el eje del ventilador con un poco de aceite especial para plásticos o con vaselina. Para realizar esta operación puede ser necesario levantar la pegatina que cubre el eje. Si el ventilador no hace ningún ruido no se aconseja realizar esta operación salvo que posteriormente se coloque perfectamente la misma u otra pegatina que impida la entrada de polvo en la zona del eje del ventilador.</text:p>
            </text:list-item>
          </text:list>
        </text:list-item>
      </text:list>
      <text:p text:style-name="P2"/>
      <text:list xml:id="list1684263355" text:continue-numbering="true" text:style-name="L1">
        <text:list-item>
          <text:list>
            <text:list-item>
              <text:p text:style-name="P4">Fijar el ventilador al disipador y el conjunto al micro. Utilizar correctamente los anclajes o elementos de sujeción.</text:p>
            </text:list-item>
          </text:list>
        </text:list-item>
      </text:list>
      <text:p text:style-name="P2"/>
      <text:list xml:id="list1565580926" text:continue-numbering="true" text:style-name="L1">
        <text:list-item>
          <text:list>
            <text:list-item>
              <text:p text:style-name="P4">Disponer los cables de corriente de forma que no puedan interferir con las aspas del ventilador aunque se gire en cualquier sentido el ordenador. Si el ventilador dejara de funcionar puede producir daños irreversibles en el micro u otras piezas de la placa base. El conector de alimentación del ventilador se inserta en el conector CPU_FAN de la placa base.</text:p>
            </text:list-item>
          </text:list>
        </text:list-item>
      </text:list>
      <text:p text:style-name="P2"><text:soft-page-break/></text:p>
      <text:list xml:id="list1696391341" text:continue-numbering="true" text:style-name="L1">
        <text:list-item>
          <text:list>
            <text:list-item>
              <text:p text:style-name="P4">Comprobar que el ventilador funciona de forma correcta antes de cerrar el ordenador.</text:p>
            </text:list-item>
          </text:list>
        </text:list-item>
      </text:list>
      <text:p text:style-name="P2"/>
      <text:list xml:id="list750355601" text:continue-numbering="true" text:style-name="L1">
        <text:list-item>
          <text:list>
            <text:list-item>
              <text:p text:style-name="P4">Si se instalan sistemas de refrigeración especiales (líquidos, …) deben seguirse estrictamente las instrucciones o recomendaciones del fabricant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6T10:06:06</meta:creation-date>
    <dc:date>2014-03-06T10:12:20</dc:date>
    <dc:creator>santiago </dc:creator>
    <meta:editing-duration>PT1H18M12S</meta:editing-duration>
    <meta:editing-cycles>10</meta:editing-cycles>
    <meta:generator>LibreOffice/3.5$Linux_X86_64 LibreOffice_project/350m1$Build-2</meta:generator>
    <meta:document-statistic meta:table-count="0" meta:image-count="0" meta:object-count="0" meta:page-count="2" meta:paragraph-count="15" meta:word-count="483" meta:character-count="2921" meta:non-whitespace-character-count="2462"/>
  </office:meta>
</office:document-meta>
</file>